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2e31" officeooo:paragraph-rsid="00092e31"/>
    </style:style>
    <style:style style:name="P2" style:family="paragraph" style:parent-style-name="Standard">
      <style:text-properties officeooo:rsid="000ae810" officeooo:paragraph-rsid="000ae810"/>
    </style:style>
    <style:style style:name="P3" style:family="paragraph" style:parent-style-name="Text_20_body">
      <style:text-properties fo:font-variant="normal" fo:text-transform="none" fo:color="#ffffff" loext:opacity="100%" style:text-line-through-style="none" style:text-line-through-type="none" style:font-name="Arial" fo:font-size="11pt" fo:font-style="normal" style:text-underline-style="none" fo:font-weight="normal" officeooo:rsid="000ae810" officeooo:paragraph-rsid="000ae810" style:text-blinking="false" fo:background-color="transparent"/>
    </style:style>
    <style:style style:name="P4" style:family="paragraph" style:parent-style-name="Text_20_body">
      <style:text-properties fo:color="#ffffff" loext:opacity="100%" officeooo:rsid="000ae810"/>
    </style:style>
    <style:style style:name="P5" style:family="paragraph" style:parent-style-name="Heading_20_1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ffffff" loext:opacity="100%" style:text-line-through-style="none" style:text-line-through-type="none" style:font-name="Arial" fo:font-size="20pt" fo:font-style="normal" style:text-underline-style="none" fo:font-weight="normal" officeooo:rsid="000ae810" style:text-blinking="false" fo:background-color="transparent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officeooo:rsid="000ae810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ffffff" loext:opacity="100%" style:text-line-through-style="none" style:text-line-through-type="none" style:text-underline-style="none" officeooo:rsid="000ae810" style:text-blinking="false" fo:background-color="transparen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ffffff" loext:opacity="100%" style:text-line-through-style="none" style:text-line-through-type="none" style:font-name="Arial" fo:font-size="11pt" fo:font-style="normal" style:text-underline-style="none" fo:font-weight="normal" officeooo:rsid="000ae810" style:text-blinking="false" fo:background-color="transparent"/>
    </style:style>
    <style:style style:name="P9" style:family="paragraph" style:parent-style-name="Text_20_body">
      <style:text-properties officeooo:rsid="000ae810"/>
    </style:style>
    <style:style style:name="T1" style:family="text">
      <style:text-properties officeooo:rsid="000b1aeb"/>
    </style:style>
    <style:style style:name="T2" style:family="text">
      <style:text-properties fo:font-variant="normal" fo:text-transform="none" fo:color="#ffffff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" style:family="text">
      <style:text-properties style:font-name="Arial" fo:font-size="11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enoSector</text:p>
      <text:p text:style-name="P1"/>
      <text:p text:style-name="P2">I am aiming to emulate battlerite, but slower pace and in space.<text:line-break/><text:line-break/>I <text:span text:style-name="T1">want to have maximum readability etc. etc.</text:span></text:p>
      <text:p text:style-name="P2"/>
      <text:p text:style-name="P2"/>
      <text:p text:style-name="P2"/>
      <text:p text:style-name="P2"/>
      <text:p text:style-name="P3"><text:bookmark text:name="docs-internal-guid-6ecff9bc-7fff-3945-325e-ae3876552aea"/>A 2d physics based, slow paced, singleplayer moba-style game set in space.</text:p>
      <text:p text:style-name="P4"/>
      <text:h text:style-name="P5" text:outline-level="1">Execution is easy, decisions are hard.</text:h>
      <text:p text:style-name="P4"/>
      <text:p text:style-name="P6"><text:a xlink:type="simple" xlink:href="https://chatgpt.com/c/6966b1cb-b1ac-8333-b877-af14b6d3c0a5" text:style-name="Internet_20_link" text:visited-style-name="Visited_20_Internet_20_Link"><text:span text:style-name="T2">https://chatgpt.com/c/6966b1cb-b1ac-8333-b877-af14b6d3c0a5</text:span></text:a></text:p>
      <text:p text:style-name="P4"/>
      <text:p text:style-name="P7">“<text:span text:style-name="T3">Builds change the questions the player is asked; judgement determines the answers.”</text:span></text:p>
      <text:p text:style-name="P4"/>
      <text:p text:style-name="P8">1. **Every build reshapes the questions the player is asked**, reframing the tactical problems they must solve rather than simply modifying stats.  </text:p>
      <text:p text:style-name="P8">2. **Every encounter rewards judgement over reflex**, emphasizing thoughtful decision‑making instead of mechanical speed.  </text:p>
      <text:p text:style-name="P8">3. **Weapons, enemies, and arenas work together to create a deliberate rhythm** of pressure and opportunity that defines the game’s pacing.  </text:p>
      <text:p text:style-name="P8">4. **Commitment has consequences**, ensuring every offensive action carries meaningful risk and weight.  </text:p>
      <text:p text:style-name="P8">5. **Positioning is the primary defense**, making spatial awareness and movement choices more important than twitch reactions or defensive micro.  </text:p>
      <text:p text:style-name="P8">6. **Clarity enables players to read situations**, with readable telegraphs, projectiles, and cooldowns that support informed decision‑making.  </text:p>
      <text:p text:style-name="P8">7. **Depth emerges from tight constraints**, where limited resources and deliberate pacing force meaningful choices rather than overwhelming the player with speed or complexity.  </text:p>
      <text:p text:style-name="P8">8. **The game rewards players for out‑thinking a fight, not out‑clicking it**, ensuring mastery comes from understanding, timing, and judgement.</text:p>
      <text:p text:style-name="P9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3-01T14:29:52.420084900</meta:creation-date>
    <dc:date>2026-03-01T14:34:34.676253300</dc:date>
    <meta:editing-duration>PT4M41S</meta:editing-duration>
    <meta:editing-cycles>4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15" meta:word-count="203" meta:character-count="1506" meta:non-whitespace-character-count="1301"/>
  </office:meta>
</office:document-meta>
</file>